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D026C2E94F.jpg"/>
  <manifest:file-entry manifest:media-type="image/png" manifest:full-path="Pictures/100000000000010000000100706C3913.png"/>
  <manifest:file-entry manifest:media-type="image/jpeg" manifest:full-path="Pictures/100000000000099B0000060CEA604CE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Titre1-title">
      <style:graphic-properties fo:min-height="3.181cm"/>
    </style:style>
    <style:style style:name="pr2" style:family="presentation" style:parent-style-name="Titre1-subtitle">
      <style:graphic-properties draw:fill-color="#ffffff" fo:min-height="12.573cm"/>
    </style: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layer="layout" svg:width="22.859cm" svg:height="3.181cm" svg:x="1.27cm" svg:y="0.885cm" presentation:class="title" presentation:placeholder="true">
          <draw:text-box/>
        </draw:frame>
        <draw:frame presentation:style-name="pr2" draw:layer="layout" svg:width="22.859cm" svg:height="12.573cm" svg:x="1.27cm" svg:y="4.582cm" presentation:class="subtitle" presentation:placeholder="true">
          <draw:text-box/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Arial Bold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solid" svg:stroke-width="0.053cm" svg:stroke-color="#b6520d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wrap" draw:shadow="hidden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0" style:family="graphic">
      <style:graphic-properties draw:stroke="none" draw:fill="none" draw:fill-color="#ffffff" draw:textarea-horizontal-align="left" draw:textarea-vertical-align="top" draw:auto-grow-height="false" fo:padding-top="0.141cm" fo:padding-bottom="0.141cm" fo:padding-left="0.141cm" fo:padding-right="0.366cm" fo:wrap-option="wrap" draw:shadow="hidden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.11cm" fo:margin-right="0cm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margin-top="0.282cm" fo:margin-bottom="0cm" fo:line-height="100%" fo:text-align="center" fo:text-indent="0cm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fo:font-size="10pt" style:font-size-asian="10pt" style:font-size-complex="10pt"/>
    </style:style>
    <style:style style:name="MT3" style:family="text">
      <style:text-properties fo:color="#404040" fo:font-family="Arial" style:font-pitch="variable" fo:font-size="10pt" style:font-family-asian="Arial" style:font-pitch-asian="variable" style:font-size-asian="10pt" style:font-family-complex="Arial" style:font-pitch-complex="variable" style:font-size-complex="10pt"/>
    </style:style>
    <style:style style:name="MT4" style:family="text">
      <style:text-properties fo:language="fr" fo:country="FR"/>
    </style:style>
    <style:style style:name="MT5" style:family="text">
      <style:text-properties fo:color="#ff3300" fo:font-family="Arial" style:font-pitch="variable" fo:font-size="44pt" fo:language="fr" fo:country="FR" style:font-size-asian="44pt" style:font-size-complex="44pt"/>
    </style:style>
    <style:style style:name="MT6" style:family="text">
      <style:text-properties fo:color="#333399" fo:font-family="Arial" style:font-pitch="variable" fo:font-size="32pt" fo:language="fr" fo:country="FR" style:font-size-asian="32pt" style:font-size-complex="32pt"/>
    </style:style>
    <style:style style:name="MT7" style:family="text">
      <style:text-properties fo:font-size="14pt" fo:language="fr" fo:country="FR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frame draw:style-name="Mgr3" draw:text-style-name="MP3" draw:layer="backgroundobjects" svg:width="1.601cm" svg:height="1.601cm" svg:x="0.11cm" svg:y="0.123cm">
        <draw:image xlink:href="Pictures/100000000000010000000100706C3913.pn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09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Standard-title" draw:layer="backgroundobjects" svg:width="22.031cm" svg:height="3.985cm" svg:x="2.098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9.472cm" svg:y="17.726cm" presentation:class="date-time">
        <draw:text-box>
          <text:p text:style-name="MP6"><text:span text:style-name="MT4"><text:page-number>&lt;numéro&gt;</text:page-number></text:span></text:p>
          <text:p text:style-name="MP6"><text:span text:style-name="MT4"><presentation:date-time/></text:span></text:p>
        </draw:text-box>
      </draw:frame>
      <draw:frame draw:style-name="Mgr6" draw:layer="backgroundobjects" svg:width="6.5cm" svg:height="1.772cm" svg:x="16.5cm" svg:y="17cm">
        <draw:text-box>
          <text:p>Insert here logos of companies having participated to this tutorial</text:p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office:forms form:automatic-focus="false" form:apply-design-mode="false"/>
      <draw:custom-shape draw:style-name="Mgr8" draw:text-style-name="MP5" draw:layer="backgroundobjects" svg:width="22.86cm" svg:height="3.175cm" svg:x="1.27cm" svg:y="0.763cm">
        <text:p text:style-name="MP8"><text:span text:style-name="MT5">Cliquez pour modifier le style du titre</text:span></text:p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22.86cm" svg:height="12.572cm" svg:x="1.27cm" svg:y="4.445cm">
        <text:p text:style-name="MP9"><text:span text:style-name="MT6">Cliquez pour modifier les styles du texte du masque</text:span></text:p>
        <text:p text:style-name="MP9"><text:span text:style-name="MT6">Deuxième niveau</text:span></text:p>
        <text:p text:style-name="MP9"><text:span text:style-name="MT6">Troisième niveau</text:span></text:p>
        <text:p text:style-name="MP9"><text:span text:style-name="MT6">Quatrième niveau</text:span></text:p>
        <text:p text:style-name="MP9"><text:span text:style-name="MT6">Cinquième niveau</text:span></text:p>
        <draw:enhanced-geometry svg:viewBox="0 0 21600 21600" draw:type="rectangle" draw:enhanced-path="M 0 0 L 21600 0 21600 21600 0 21600 0 0 Z N"/>
      </draw:custom-shape>
      <draw:frame presentation:style-name="Mpr2" draw:text-style-name="MP10" draw:layer="backgroundobjects" svg:width="5.927cm" svg:height="1.324cm" svg:x="1.269cm" svg:y="17.347cm" presentation:class="date-time">
        <draw:text-box>
          <text:p text:style-name="MP10"><text:span text:style-name="MT7"><presentation:date-time/></text:span></text:p>
        </draw:text-box>
      </draw:frame>
      <draw:frame presentation:style-name="Mpr2" draw:text-style-name="MP11" draw:layer="backgroundobjects" svg:width="8.044cm" svg:height="1.324cm" svg:x="8.678cm" svg:y="17.347cm" presentation:class="footer">
        <draw:text-box>
          <text:p text:style-name="MP11"><text:span text:style-name="MT7"><presentation:footer/></text:span></text:p>
        </draw:text-box>
      </draw:frame>
      <draw:frame presentation:style-name="Mpr2" draw:text-style-name="MP6" draw:layer="backgroundobjects" svg:width="5.927cm" svg:height="1.324cm" svg:x="18.202cm" svg:y="17.347cm" presentation:class="page-number">
        <draw:text-box>
          <text:p text:style-name="MP6"><text:span text:style-name="MT7"><text:page-number>&lt;numéro&gt;</text:page-number></text:span></text:p>
        </draw:text-box>
      </draw:frame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custom-shape draw:style-name="Mgr10" draw:text-style-name="MP5" draw:layer="backgroundobjects" svg:width="21.59cm" svg:height="2.998cm" svg:x="1.698cm" svg:y="7.726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6.703cm" svg:height="4.233cm" svg:x="0.022cm" svg:y="0.031cm">
        <draw:image xlink:href="Pictures/100000000000099B0000060CEA604CED.jp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09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Titre1-title" draw:layer="backgroundobjects" svg:width="22.859cm" svg:height="3.18cm" svg:x="1.27cm" svg:y="0.76cm" presentation:class="title" presentation:placeholder="true">
        <draw:text-box/>
      </draw:frame>
      <draw:frame presentation:style-name="Titre1-outline1" draw:layer="backgroundobjects" svg:width="22.859cm" svg:height="12.572cm" svg:x="1.27cm" svg:y="4.457cm" presentation:class="outline" presentation:placeholder="true">
        <draw:text-box/>
      </draw:frame>
      <draw:frame draw:style-name="Mgr6" draw:layer="backgroundobjects" svg:width="6.5cm" svg:height="1.772cm" svg:x="16.5cm" svg:y="17cm">
        <draw:text-box>
          <text:p>Insert here logos of companies having participated to this tutorial</text:p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5-20T18:05:08.35</meta:creation-date>
    <meta:editing-cycles>3</meta:editing-cycles>
    <meta:editing-duration>PT00H10M40S</meta:editing-duration>
    <meta:generator>OpenOffice.org/3.0$Win32 OpenOffice.org_project/300m9$Build-9358</meta:generator>
    <dc:date>2011-07-19T15:22:48.33</dc:date>
    <meta:document-statistic meta:object-count="41"/>
  </office:meta>
</office:document-meta>
</file>